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loext:opacity="100%" style:font-name="arial" fo:font-size="15pt" fo:letter-spacing="normal" fo:font-style="normal" fo:font-weight="normal" loext:padding="0cm" loext:border="non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loext:opacity="100%" style:font-name="arial" fo:font-size="40pt" fo:letter-spacing="normal" fo:font-style="normal" fo:font-weight="normal" style:font-size-asian="40pt" style:font-size-complex="40pt" loext:padding="0cm" loext:border="none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loext:opacity="100%" style:font-name="Liberation Serif" fo:font-size="15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loext:opacity="100%" style:font-name="Liberation Serif" fo:font-size="15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loext:opacity="100%" style:font-name="Liberation Serif" fo:font-size="54pt" fo:letter-spacing="normal" fo:font-style="normal" fo:font-weight="normal" officeooo:rsid="001ccf41" officeooo:paragraph-rsid="001ccf41" style:font-size-asian="54pt" style:font-size-complex="54pt" loext:padding="0cm" loext:border="none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loext:opacity="100%" style:font-name="Liberation Serif" fo:font-size="40pt" fo:letter-spacing="normal" fo:font-style="normal" fo:font-weight="normal" officeooo:rsid="001ccf41" officeooo:paragraph-rsid="001ccf41" style:font-size-asian="40pt" style:font-size-complex="40pt" loext:padding="0cm" loext:border="non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5pt" officeooo:paragraph-rsid="001e8f7b" style:font-size-asian="15pt" style:font-size-complex="15pt"/>
    </style:style>
    <style:style style:name="P8" style:family="paragraph" style:parent-style-name="Standard">
      <style:paragraph-properties fo:margin-left="0cm" fo:margin-right="0cm" fo:margin-top="0cm" fo:margin-bottom="0.397cm" style:contextual-spacing="false" fo:line-height="137%" fo:text-align="start" style:justify-single-word="false" fo:orphans="2" fo:widows="2" fo:text-indent="0cm" style:auto-text-indent="false"/>
      <style:text-properties fo:font-variant="normal" fo:text-transform="none" fo:color="#202124" loext:opacity="100%" style:font-name="Liberation Serif" fo:font-size="15pt" fo:letter-spacing="normal" fo:language="es" fo:country="ES" fo:font-style="normal" fo:font-weight="bold" officeooo:paragraph-rsid="001ccf41" style:font-size-asian="15pt" style:font-size-complex="15pt" loext:padding="0cm" loext:border="none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397cm" style:contextual-spacing="false" fo:line-height="137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202124" loext:opacity="100%" style:font-name="Liberation Serif" fo:font-size="15pt" fo:letter-spacing="normal" fo:language="es" fo:country="ES" fo:font-style="normal" fo:font-weight="bold" officeooo:paragraph-rsid="001e8f7b" style:font-size-asian="15pt" style:font-size-complex="15pt" loext:padding="0cm" loext:border="none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106cm" style:contextual-spacing="false" fo:line-height="137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202124" loext:opacity="100%" style:font-name="Liberation Serif" fo:font-size="15pt" fo:letter-spacing="normal" fo:font-style="normal" fo:font-weight="normal" style:font-size-asian="15pt" style:font-size-complex="15pt" loext:padding="0cm" loext:border="none"/>
    </style:style>
    <style:style style:name="P11" style:family="paragraph" style:parent-style-name="Text_20_body" style:list-style-name="L1">
      <style:paragraph-properties fo:margin-left="0cm" fo:margin-right="0cm" fo:margin-top="0cm" fo:margin-bottom="0.106cm" style:contextual-spacing="false" fo:line-height="137%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Liberation Serif" fo:font-size="15pt" fo:letter-spacing="normal" fo:language="es" fo:country="ES" fo:font-style="normal" fo:font-weight="normal" style:font-size-asian="15pt" style:font-size-complex="15pt" loext:padding="0cm" loext:border="none"/>
    </style:style>
    <style:style style:name="P12" style:family="paragraph" style:parent-style-name="Text_20_body" style:list-style-name="L1">
      <style:paragraph-properties fo:margin-left="0cm" fo:margin-right="0cm" fo:margin-top="0cm" fo:margin-bottom="0.106cm" style:contextual-spacing="false" fo:line-height="137%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Liberation Serif" fo:font-size="15pt" fo:letter-spacing="normal" fo:language="es" fo:country="ES" fo:font-style="normal" fo:font-weight="normal" officeooo:paragraph-rsid="001ccf41" style:font-size-asian="15pt" style:font-size-complex="15pt" loext:padding="0cm" loext:border="none"/>
    </style:style>
    <style:style style:name="P13" style:family="paragraph" style:parent-style-name="Text_20_body" style:list-style-name="L1">
      <style:paragraph-properties fo:margin-left="0cm" fo:margin-right="0cm" fo:margin-top="0cm" fo:margin-bottom="0.106cm" style:contextual-spacing="false" fo:line-height="137%" fo:text-align="start" style:justify-single-word="false" fo:orphans="2" fo:widows="2" fo:text-indent="0cm" style:auto-text-indent="false" fo:padding="0cm" fo:border="none"/>
      <style:text-properties officeooo:paragraph-rsid="001ccf41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106cm" style:contextual-spacing="false" fo:line-height="137%" fo:text-align="start" style:justify-single-word="false" fo:orphans="2" fo:widows="2" fo:text-indent="0cm" style:auto-text-indent="false" fo:background-color="transparent" fo:padding="0cm" fo:border="none"/>
      <style:text-properties style:font-name="Liberation Serif" fo:font-size="15pt" style:font-size-asian="15pt" style:font-size-complex="15pt"/>
    </style:style>
    <style:style style:name="P15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106cm" style:contextual-spacing="false" fo:line-height="137%" fo:text-align="start" style:justify-single-word="false" fo:orphans="2" fo:widows="2" fo:text-indent="0cm" style:auto-text-indent="false" style:page-number="auto" fo:background-color="transparent" fo:padding="0cm" fo:border="none"/>
      <style:text-properties style:font-name="Liberation Serif" fo:font-size="15pt" style:font-size-asian="15pt" style:font-size-complex="15pt"/>
    </style:style>
    <style:style style:name="T1" style:family="text">
      <style:text-properties fo:font-variant="normal" fo:text-transform="none" fo:color="#202124" loext:opacity="100%" style:font-name="arial" fo:font-size="12pt" fo:letter-spacing="normal" fo:language="es" fo:country="ES" fo:font-style="normal" fo:font-weight="normal" loext:padding="0cm" loext:border="none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202124" loext:opacity="100%" style:font-name="arial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02124" loext:opacity="100%" style:font-name="arial" fo:letter-spacing="normal" fo:font-style="normal" fo:font-weight="bold" loext:padding="0cm" loext:border="none"/>
    </style:style>
    <style:style style:name="T6" style:family="text">
      <style:text-properties fo:font-variant="normal" fo:text-transform="none" fo:color="#202124" loext:opacity="100%" fo:font-size="12pt" fo:letter-spacing="normal" fo:language="es" fo:country="ES" fo:font-style="normal" fo:font-weight="normal" loext:padding="0cm" loext:border="none"/>
    </style:style>
    <style:style style:name="T7" style:family="text">
      <style:text-properties fo:font-variant="normal" fo:text-transform="none" fo:color="#202124" loext:opacity="100%" fo:letter-spacing="normal" fo:language="es" fo:country="ES" fo:font-style="normal" fo:font-weight="normal" loext:padding="0cm" loext:border="none"/>
    </style:style>
    <style:style style:name="T8" style:family="text">
      <style:text-properties fo:font-variant="normal" fo:text-transform="none" fo:color="#202124" loext:opacity="100%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02124" loext:opacity="100%" fo:letter-spacing="normal" fo:font-style="normal" fo:font-weight="bold" loext:padding="0cm" loext:border="none"/>
    </style:style>
    <style:style style:name="T10" style:family="text">
      <style:text-properties fo:font-variant="normal" fo:text-transform="none" fo:color="#202124" loext:opacity="100%" fo:letter-spacing="normal" fo:font-style="italic" fo:font-weight="normal" style:font-style-asian="italic" style:font-style-complex="italic" loext:padding="0cm" loext:border="none"/>
    </style:style>
    <style:style style:name="T11" style:family="text">
      <style:text-properties fo:font-variant="normal" fo:text-transform="none" fo:color="#202124" loext:opacity="100%" fo:letter-spacing="normal" fo:font-style="italic" fo:font-weight="bold" style:font-style-asian="italic" style:font-weight-asian="bold" style:font-style-complex="italic" style:font-weight-complex="bold" loext:padding="0cm" loext:border="none"/>
    </style:style>
    <style:style style:name="T12" style:family="text">
      <style:text-properties fo:font-variant="normal" fo:text-transform="none" fo:color="#202124" loext:opacity="100%" style:font-name="Liberation Serif" fo:font-size="15pt" fo:letter-spacing="normal" fo:language="es" fo:country="ES" fo:font-style="normal" fo:font-weight="normal" style:font-size-asian="15pt" style:font-size-complex="15pt" loext:padding="0cm" loext:border="none"/>
    </style:style>
    <style:style style:name="T13" style:family="text">
      <style:text-properties fo:font-weight="normal"/>
    </style:style>
    <style:style style:name="T14" style:family="text">
      <style:text-properties style:font-size-asian="15pt" style:font-size-complex="15pt"/>
    </style:style>
    <style:style style:name="T15" style:family="text">
      <style:text-properties fo:language="es" fo:country="ES"/>
    </style:style>
    <style:style style:name="T16" style:family="text">
      <style:text-properties fo:language="es" fo:country="ES" fo:font-weight="bold"/>
    </style:style>
    <style:style style:name="T17" style:family="text">
      <style:text-properties officeooo:rsid="001e8f7b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Ejercicio 13 Tema 2</text:p>
      <text:p text:style-name="P6">Mario Badallo Jiménez</text:p>
      <text:p text:style-name="P2"/>
      <text:p text:style-name="P1"/>
      <text:p text:style-name="P4"><text:span text:style-name="T14">Requisitos Ubuntu Server 20.04</text:span></text:p>
      <text:p text:style-name="P8">REQUISITOS DE MÁQUINA RECOMENDADOS DE UBUNTU 20.0</text:p>
      <text:p text:style-name="P8"><text:span text:style-name="T13">-Procesador: 2GHz dual Core.</text:span></text:p>
      <text:list xml:id="list2767149727" text:style-name="L1">
        <text:list-header>
          <text:p text:style-name="P13"><text:span text:style-name="T12">-Memoria RAM: 4 GB, ya no se andan con chiquitas y recomiendan <text:tab/>directamente 4 GB.</text:span></text:p>
          <text:p text:style-name="P11">-Disco duro: 25 Gb.</text:p>
          <text:p text:style-name="P12">-Lector de DVD o puertos USB</text:p>
          <text:p text:style-name="P12">-Recomendable conexión a Internet.</text:p>
          <text:p text:style-name="P15"><text:span text:style-name="T7">-Tarjeta Gráfica: 1024×768 Resolución de la tarjeta.</text:span></text:p>
        </text:list-header>
      </text:list>
      <text:p text:style-name="P14"><text:span text:style-name="T7"/></text:p>
      <text:p text:style-name="P10"><text:span text:style-name="T16">Requisitos </text:span><text:span text:style-name="T15">del sistema de </text:span><text:span text:style-name="T16">Windows Server 2019</text:span></text:p>
      <text:p text:style-name="P9"><text:span text:style-name="T16">REQUISITOS DE MÁQUINA RECOMENDADOS DE </text:span><text:span text:style-name="T17">Windows</text:span></text:p>
      <text:p text:style-name="P7"><text:span text:style-name="T8">-Un </text:span><text:span text:style-name="T9">mínimo </text:span><text:span text:style-name="T8">de 1.4 GHz de 64 bits EMT64 o procesador AMD64.</text:span></text:p>
      <text:p text:style-name="P7"><text:span text:style-name="T11">-Quad Core</text:span><text:span text:style-name="T10"> </text:span><text:span text:style-name="T8">Recomendado </text:span><text:span text:style-name="T9">para </text:span><text:span text:style-name="T8">sistemas de producción. </text:span></text:p>
      <text:p text:style-name="P7"><text:span text:style-name="T8">-Soporte </text:span><text:span text:style-name="T9">para </text:span><text:span text:style-name="T8">funciones de seguridad como NX Bit y DEP (Prevención de <text:tab/>ejecución de datos)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10:49:35.788000000</meta:creation-date>
    <dc:date>2020-11-27T10:55:45.710000000</dc:date>
    <meta:editing-duration>PT6M9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5" meta:word-count="110" meta:character-count="659" meta:non-whitespace-character-count="565"/>
  </office:meta>
</office:document-meta>
</file>